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w</text:p>
      <text:p text:style-name="Standard"/>
      <text:p text:style-name="Standard">CREATE OR REPLACE VIEW residencesview</text:p>
      <text:p text:style-name="Standard">AS</text:p>
      <text:p text:style-name="Standard">SELECT id, name, post_number</text:p>
      <text:p text:style-name="Standard">FROM residences</text:p>
      <text:p text:style-name="Standard"/>
      <text:p text:style-name="Standard">CREATE OR REPLACE VIEW usersview</text:p>
      <text:p text:style-name="Standard">AS</text:p>
      <text:p text:style-name="Standard">SELECT u.name AS "User name", u.surname, u.email, r.name, u.tel, u.birthday, u.password, u.rank</text:p>
      <text:p text:style-name="Standard">FROM users u </text:p>
      <text:p text:style-name="Standard">INNER JOIN residences r ON r.id = u.residence_id;</text:p>
      <text:p text:style-name="Standard"/>
      <text:p text:style-name="P1">Functions</text:p>
      <text:p text:style-name="Standard"/>
      <text:p text:style-name="Standard">CREATE OR REPLACE FUNCTION getresidences()</text:p>
      <text:p text:style-name="Standard">RETURNS TABLE (id int, name varchar(40), post_number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residencesview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getusers()</text:p>
      <text:p text:style-name="Standard">RETURNS TABLE (uname varchar(50), surname varchar(50), email varchar(100), rname varchar(40), tel varchar(20), birthday date, password varchar(40), rank int)</text:p>
      <text:p text:style-name="Standard">AS</text:p>
      <text:p text:style-name="Standard">$$</text:p>
      <text:p text:style-name="Standard">BEGIN</text:p>
      <text:p text:style-name="Standard">RETURN QUERY</text:p>
      <text:p text:style-name="Standard">SELECT * FROM usersview;</text:p>
      <text:p text:style-name="Standard">END</text:p>
      <text:p text:style-name="Standard">$$</text:p>
      <text:p text:style-name="Standard">LANGUAGE'plpgsql';</text:p>
      <text:p text:style-name="Standard"/>
      <text:p text:style-name="Standard"/>
      <text:p text:style-name="P2">CREATE OR REPLACE FUNCTION register(in_name varchar, in_surname varchar, in_email varchar, in_residence int, in_tel varchar, in_birthday date, in_pass1 varchar, in_pass2 varchar, in_rank int)</text:p>
      <text:p text:style-name="Standard">RETURNS integer AS</text:p>
      <text:p text:style-name="Standard">$$</text:p>
      <text:p text:style-name="Standard">DECLARE</text:p>
      <text:p text:style-name="Standard">error integer;</text:p>
      <text:p text:style-name="Standard">BEGIN</text:p>
      <text:p text:style-name="Standard">IF (in_email IN (SELECT email FROM users))THEN</text:p>
      <text:p text:style-name="Standard">error := 1;</text:p>
      <text:p text:style-name="Standard">ELSE</text:p>
      <text:p text:style-name="Standard">IF (in_pass1 NOT LIKE in_pass2)THEN</text:p>
      <text:p text:style-name="Standard">error := 2;</text:p>
      <text:p text:style-name="Standard">ELSE</text:p>
      <text:p text:style-name="Standard">INSERT INTO users(name, surname, email, residence_id, tel, birthday, password, rank)</text:p>
      <text:p text:style-name="Standard">VALUES (in_name, in_surname, in_email, in_residence, in_tel, in_birthday, in_pass1, in_rank);</text:p>
      <text:p text:style-name="Standard">IF EXISTS(SELECT * FROM users where(email like in_email)) THEN</text:p>
      <text:p text:style-name="Standard">error := 0;</text:p>
      <text:p text:style-name="Standard">ELSE</text:p>
      <text:p text:style-name="Standard">error := 3;</text:p>
      <text:p text:style-name="Standard">END IF;</text:p>
      <text:p text:style-name="Standard">END IF;</text:p>
      <text:p text:style-name="Standard">END IF;</text:p>
      <text:p text:style-name="Standard">RETURN error;</text:p>
      <text:p text:style-name="Standard">END</text:p>
      <text:p text:style-name="Standard">$$</text:p>
      <text:p text:style-name="Standard">LANGUAGE'plpgsql';</text:p>
      <text:p text:style-name="Standard"/>
      <text:p text:style-name="Standard">0 – Vse OK</text:p>
      <text:p text:style-name="Standard">1 – Email že obstaja</text:p>
      <text:p text:style-name="Standard">2 – Passworda nista enaka</text:p>
      <text:p text:style-name="Standard">3 – ni ga krairalo</text:p>
      <text:p text:style-name="P2">CREATE OR REPLACE FUNCTION login(in_email varchar, in_password varchar)</text:p>
      <text:p text:style-name="Standard">RETURNS integer AS</text:p>
      <text:p text:style-name="Standard">$$</text:p>
      <text:p text:style-name="Standard">DECLARE</text:p>
      <text:p text:style-name="Standard">login integer;</text:p>
      <text:p text:style-name="Standard">BEGIN</text:p>
      <text:p text:style-name="Standard">IF EXISTS (SELECT * FROM users WHERE (email LIKE in_email) AND (password LIKE in_password)AND(rank = 0))THEN</text:p>
      <text:p text:style-name="Standard">login := 0;</text:p>
      <text:p text:style-name="Standard">ELSE</text:p>
      <text:p text:style-name="Standard">IF EXISTS(SELECT * FROM users WHERE (email = in_email) AND (password = in_password) AND(rank = 1)) THEN</text:p>
      <text:p text:style-name="Standard">login := 1;</text:p>
      <text:p text:style-name="Standard">ELSE</text:p>
      <text:p text:style-name="Standard">login := 2;</text:p>
      <text:p text:style-name="Standard">END IF;</text:p>
      <text:p text:style-name="Standard">END IF;</text:p>
      <text:p text:style-name="Standard">RETURN login;</text:p>
      <text:p text:style-name="Standard">END</text:p>
      <text:p text:style-name="Standard">$$</text:p>
      <text:p text:style-name="Standard">LANGUAGE'plpgsql';</text:p>
      <text:p text:style-name="Standard"/>
      <text:p text:style-name="Standard">0 - User</text:p>
      <text:p text:style-name="Standard">1 - Admin</text:p>
      <text:p text:style-name="Standard">2 – ne obstaja</text:p>
      <text:p text:style-name="Standard"/>
      <text:p text:style-name="Standard"/>
      <text:p text:style-name="Standard"/>
      <text:p text:style-name="P2">CREATE OR REPLACE FUNCTION addcategory(in_name varchar, in_category_id integer, in_description text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categories (name, category_id, description)</text:p>
      <text:p text:style-name="Standard">VALUES ('in_name', in_category_id, 'in_description'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category(in_nam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categories</text:p>
      <text:p text:style-name="Standard">WHERE name LIKE 'in_name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category(in_name varchar, in_category_id integer, in_description text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categories <text:s/>SET name = 'in_name', category_id = in_category_id, description = 'in_description'</text:p>
      <text:p text:style-name="Standard">WHERE name LIKE 'in_name';</text:p>
      <text:p text:style-name="Standard">END</text:p>
      <text:p text:style-name="Standard">$$</text:p>
      <text:p text:style-name="Standard">LANGUAGE'plpgsql';</text:p>
      <text:p text:style-name="P2">CREATE OR REPLACE FUNCTION addad(in_title varchar, in_category_id integer, in_cost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 (name, category_id, cost)</text:p>
      <text:p text:style-name="Standard">VALUES ('in_name', in_category_id, in_cost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(in_title varcha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</text:p>
      <text:p text:style-name="Standard">WHERE title LIKE 'in_title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(in_title varchar, in_category_id integer, in_cost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 <text:s/>SET title = 'in_title', category_id = in_category_id, cost = in_cost</text:p>
      <text:p text:style-name="Standard">WHERE title LIKE 'in_title';</text:p>
      <text:p text:style-name="Standard">END</text:p>
      <text:p text:style-name="Standard">$$</text:p>
      <text:p text:style-name="Standard">LANGUAGE'plpgsql';</text:p>
      <text:p text:style-name="P2">CREATE OR REPLACE FUNCTION addorders(in_date date, in_user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orders (date, user_id)</text:p>
      <text:p text:style-name="Standard">VALUES ('in_date', in_user_id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P2">CREATE OR REPLACE FUNCTION addadorders(in_ad_id integer, in_order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INSERT INTO ads_orders (ad_id, order_id, quantity)</text:p>
      <text:p text:style-name="Standard">VALUES (in_ad_id, in_order_id, in_quantity)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deleteadsordrs(in_id integer)</text:p>
      <text:p text:style-name="Standard">RETURNS void</text:p>
      <text:p text:style-name="Standard">AS</text:p>
      <text:p text:style-name="Standard">$$</text:p>
      <text:p text:style-name="Standard">BEGIN</text:p>
      <text:p text:style-name="Standard">DELETE FROM ads_orders</text:p>
      <text:p text:style-name="Standard">WHERE id LIKE 'in_id';</text:p>
      <text:p text:style-name="Standard">END</text:p>
      <text:p text:style-name="Standard">$$</text:p>
      <text:p text:style-name="Standard">LANGUAGE'plpgsql';</text:p>
      <text:p text:style-name="Standard"/>
      <text:p text:style-name="Standard">CREATE OR REPLACE FUNCTION editadsordrs(in_id integer, in_quantity real)</text:p>
      <text:p text:style-name="Standard">RETURNS void</text:p>
      <text:p text:style-name="Standard">AS</text:p>
      <text:p text:style-name="Standard">$$</text:p>
      <text:p text:style-name="Standard">BEGIN</text:p>
      <text:p text:style-name="Standard">UPDATE ads_orders SET quantity = in_quantity</text:p>
      <text:p text:style-name="Standard">WHERE id LIKE 'in_id';</text:p>
      <text:p text:style-name="Standard">END</text:p>
      <text:p text:style-name="Standard">$$</text:p>
      <text:p text:style-name="Standard">LANGUAGE'plpgsql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Jan</meta:initial-creator>
    <meta:creation-date>2018-05-09T18:46:43.18</meta:creation-date>
    <dc:date>2018-05-10T03:19:39.91</dc:date>
    <dc:creator>David Jan</dc:creator>
    <meta:editing-duration>PT4H49M28S</meta:editing-duration>
    <meta:editing-cycles>20</meta:editing-cycles>
    <meta:generator>OpenOffice/4.1.5$Win32 OpenOffice.org_project/415m1$Build-9789</meta:generator>
    <meta:document-statistic meta:table-count="0" meta:image-count="0" meta:object-count="0" meta:page-count="7" meta:paragraph-count="192" meta:word-count="583" meta:character-count="4060"/>
  </office:meta>
</office:document-meta>
</file>